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ff6600" fo:border="0.06pt solid #000000"/>
    </style:style>
    <style:style style:name="ce2" style:family="table-cell" style:parent-style-name="Default">
      <style:table-cell-properties fo:border-bottom="none" fo:background-color="#ff6600" fo:border-left="0.06pt solid #000000" fo:border-right="0.06pt solid #000000" fo:border-top="none"/>
    </style:style>
    <style:style style:name="ce3" style:family="table-cell" style:parent-style-name="Default" style:data-style-name="N60">
      <style:table-cell-properties fo:border-bottom="none" fo:background-color="#ff6600" fo:border-left="0.06pt solid #000000" fo:border-right="0.06pt solid #000000" fo:border-top="none"/>
    </style:style>
    <style:style style:name="ce4" style:family="table-cell" style:parent-style-name="Default">
      <style:table-cell-properties fo:border-bottom="none" fo:background-color="#ff6600" fo:border-left="0.06pt solid #000000" fo:border-right="0.06pt solid #000000" fo:border-top="0.06pt solid #000000"/>
    </style:style>
    <style:style style:name="ce5" style:family="table-cell" style:parent-style-name="Default">
      <style:table-cell-properties fo:border-bottom="0.06pt solid #000000" fo:background-color="#ff6600" fo:border-left="0.06pt solid #000000" fo:border-right="0.06pt solid #000000" fo:border-top="none"/>
    </style:style>
    <style:style style:name="ce6" style:family="table-cell" style:parent-style-name="Default" style:data-style-name="N60"/>
    <style:style style:name="ce7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6600"/>
    </style:style>
    <style:style style:name="ce9" style:family="table-cell" style:parent-style-name="Default">
      <style:table-cell-properties fo:border-bottom="0.06pt solid #000000" fo:background-color="#ff6600" fo:border-left="none" fo:border-right="none" fo:border-top="none"/>
    </style:style>
    <style:style style:name="ce10" style:family="table-cell" style:parent-style-name="Default">
      <style:table-cell-properties fo:background-color="#ff66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000000"/>
    </style:style>
    <style:style style:name="ce12" style:family="table-cell" style:parent-style-name="Default">
      <style:table-cell-properties fo:border-bottom="none" fo:background-color="#ff6600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ackground-color="#ff6600" fo:border-left="none" fo:border-right="0.06pt solid #000000" fo:border-top="none"/>
    </style:style>
    <style:style style:name="ce14" style:family="table-cell" style:parent-style-name="Default">
      <style:table-cell-properties fo:background-color="#00cc00"/>
    </style:style>
    <style:style style:name="ce15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1" table:default-cell-style-name="ce10"/>
        <table:table-column table:style-name="co1" table:default-cell-style-name="ce8"/>
        <table:table-column table:style-name="co2" table:default-cell-style-name="ce14"/>
        <table:table-column table:style-name="co1" table:default-cell-style-name="ce15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/>
          <table:table-cell table:style-name="ce1" office:value-type="string" calcext:value-type="string">
            <text:p>Constantes</text:p>
          </table:table-cell>
          <table:table-cell/>
          <table:table-cell table:style-name="ce7" office:value-type="string" calcext:value-type="string" table:number-columns-spanned="4" table:number-rows-spanned="1">
            <text:p>Sódio</text:p>
          </table:table-cell>
          <table:covered-table-cell table:number-columns-repeated="3" table:style-name="ce11"/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r0</text:p>
          </table:table-cell>
          <table:table-cell/>
          <table:table-cell table:style-name="ce8" office:value-type="string" calcext:value-type="string">
            <text:p>Z</text:p>
          </table:table-cell>
          <table:table-cell table:style-name="ce12" office:value-type="float" office:value="22" calcext:value-type="float">
            <text:p>22</text:p>
          </table:table-cell>
          <table:table-cell table:style-name="ce8" table:number-columns-repeated="2"/>
          <table:table-cell table:number-columns-repeated="9"/>
        </table:table-row>
        <table:table-row table:style-name="ro1">
          <table:table-cell/>
          <table:table-cell table:style-name="ce3" office:value-type="float" office:value="2.818E-015" calcext:value-type="float">
            <text:p>2.82E-015</text:p>
          </table:table-cell>
          <table:table-cell/>
          <table:table-cell table:style-name="ce8" office:value-type="string" calcext:value-type="string">
            <text:p>Egama (keV)</text:p>
          </table:table-cell>
          <table:table-cell table:style-name="ce12" office:value-type="float" office:value="511" calcext:value-type="float">
            <text:p>511</text:p>
          </table:table-cell>
          <table:table-cell table:style-name="ce8" office:value-type="string" calcext:value-type="string">
            <text:p>alfa</text:p>
          </table:table-cell>
          <table:table-cell table:style-name="ce8" table:formula="of:=[.E3]/[.$B$6]" office:value-type="float" office:value="1.00000213307696" calcext:value-type="float">
            <text:p>1.0000021331</text:p>
          </table:table-cell>
          <table:table-cell table:number-columns-repeated="9"/>
        </table:table-row>
        <table:table-row table:style-name="ro1">
          <table:table-cell/>
          <table:table-cell table:style-name="ce4"/>
          <table:table-cell/>
          <table:table-cell table:style-name="ce9"/>
          <table:table-cell table:style-name="ce13"/>
          <table:table-cell table:style-name="ce9" table:number-columns-repeated="2"/>
          <table:table-cell table:number-columns-repeated="9"/>
        </table:table-row>
        <table:table-row table:style-name="ro1">
          <table:table-cell/>
          <table:table-cell table:style-name="ce4" office:value-type="string" calcext:value-type="string">
            <text:p>me</text:p>
          </table:table-cell>
          <table:table-cell/>
          <table:table-cell office:value-type="string" calcext:value-type="string">
            <text:p>Theta (º)</text:p>
          </table:table-cell>
          <table:table-cell office:value-type="string" calcext:value-type="string">
            <text:p>theta (rad)</text:p>
          </table:table-cell>
          <table:table-cell office:value-type="string" calcext:value-type="string">
            <text:p>dsigma/domega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float" office:value="510.99891" calcext:value-type="float">
            <text:p>510.9989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6]*PI()/180" office:value-type="float" office:value="0" calcext:value-type="float">
            <text:p>0</text:p>
          </table:table-cell>
          <table:table-cell table:formula="of:=[.$B$3]^2*[.E$2]*(1/(1+[.G$3]*(1-COS([.E6]))))^2*(1+COS([.E6])^2)/2*(1+([.G$3]*(1-COS([.E6])))^2/((1+COS([.E6])^2)*(1+[.G$3]*(1-COS([.E6])))))" office:value-type="float" office:value="1.74704728E-028" calcext:value-type="float">
            <text:p>1.74704728E-02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formula="of:=[.D7]*PI()/180" office:value-type="float" office:value="0.174532925199433" calcext:value-type="float">
            <text:p>0.1745329252</text:p>
          </table:table-cell>
          <table:table-cell table:formula="of:=[.$B$3]^2*[.E$2]*(1/(1+[.G$3]*(1-COS([.E7]))))^2*(1+COS([.E7])^2)/2*(1+([.G$3]*(1-COS([.E7])))^2/((1+COS([.E7])^2)*(1+[.G$3]*(1-COS([.E7])))))" office:value-type="float" office:value="1.66978484502144E-028" calcext:value-type="float">
            <text:p>1.66978484502144E-02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formula="of:=[.D8]*PI()/180" office:value-type="float" office:value="0.349065850398866" calcext:value-type="float">
            <text:p>0.3490658504</text:p>
          </table:table-cell>
          <table:table-cell table:formula="of:=[.$B$3]^2*[.E$2]*(1/(1+[.G$3]*(1-COS([.E8]))))^2*(1+COS([.E8])^2)/2*(1+([.G$3]*(1-COS([.E8])))^2/((1+COS([.E8])^2)*(1+[.G$3]*(1-COS([.E8])))))" office:value-type="float" office:value="1.46573963024765E-028" calcext:value-type="float">
            <text:p>1.46573963024765E-028</text:p>
          </table:table-cell>
          <table:table-cell table:number-columns-repeated="10"/>
        </table:table-row>
        <table:table-row table:style-name="ro1">
          <table:table-cell/>
          <table:table-cell table:style-name="ce6"/>
          <table:table-cell/>
          <table:table-cell office:value-type="float" office:value="30" calcext:value-type="float">
            <text:p>30</text:p>
          </table:table-cell>
          <table:table-cell table:formula="of:=[.D9]*PI()/180" office:value-type="float" office:value="0.523598775598299" calcext:value-type="float">
            <text:p>0.5235987756</text:p>
          </table:table-cell>
          <table:table-cell table:formula="of:=[.$B$3]^2*[.E$2]*(1/(1+[.G$3]*(1-COS([.E9]))))^2*(1+COS([.E9])^2)/2*(1+([.G$3]*(1-COS([.E9])))^2/((1+COS([.E9])^2)*(1+[.G$3]*(1-COS([.E9])))))" office:value-type="float" office:value="1.19954445337293E-028" calcext:value-type="float">
            <text:p>1.19954445337293E-02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formula="of:=[.D10]*PI()/180" office:value-type="float" office:value="0.872664625997165" calcext:value-type="float">
            <text:p>0.872664626</text:p>
          </table:table-cell>
          <table:table-cell table:formula="of:=[.$B$3]^2*[.E$2]*(1/(1+[.G$3]*(1-COS([.E10]))))^2*(1+COS([.E10])^2)/2*(1+([.G$3]*(1-COS([.E10])))^2/((1+COS([.E10])^2)*(1+[.G$3]*(1-COS([.E10])))))" office:value-type="float" office:value="7.14738890016549E-029" calcext:value-type="float">
            <text:p>7.14738890016549E-02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table:formula="of:=[.D11]*PI()/180" office:value-type="float" office:value="1.22173047639603" calcext:value-type="float">
            <text:p>1.2217304764</text:p>
          </table:table-cell>
          <table:table-cell table:formula="of:=[.$B$3]^2*[.E$2]*(1/(1+[.G$3]*(1-COS([.E11]))))^2*(1+COS([.E11])^2)/2*(1+([.G$3]*(1-COS([.E11])))^2/((1+COS([.E11])^2)*(1+[.G$3]*(1-COS([.E11])))))" office:value-type="float" office:value="4.37922079709015E-029" calcext:value-type="float">
            <text:p>4.37922079709015E-02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table:formula="of:=[.D12]*PI()/180" office:value-type="float" office:value="1.5707963267949" calcext:value-type="float">
            <text:p>1.5707963268</text:p>
          </table:table-cell>
          <table:table-cell table:formula="of:=[.$B$3]^2*[.E$2]*(1/(1+[.G$3]*(1-COS([.E12]))))^2*(1+COS([.E12])^2)/2*(1+([.G$3]*(1-COS([.E12])))^2/((1+COS([.E12])^2)*(1+[.G$3]*(1-COS([.E12])))))" office:value-type="float" office:value="3.27571015633032E-029" calcext:value-type="float">
            <text:p>3.27571015633032E-029</text:p>
          </table:table-cell>
          <table:table-cell table:number-columns-repeated="10"/>
        </table:table-row>
        <table:table-row table:style-name="ro1" table:number-rows-repeated="4">
          <table:table-cell table:number-columns-repeated="3"/>
          <table:table-cell table:style-name="Default" table:number-columns-repeated="4"/>
          <table:table-cell table:number-columns-repeated="9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4" table:number-rows-spanned="1">
            <text:p>Cobalto</text:p>
          </table:table-cell>
          <table:covered-table-cell table:number-columns-repeated="3" table:style-name="ce11"/>
          <table:table-cell table:number-columns-repeated="9"/>
        </table:table-row>
        <table:table-row table:style-name="ro1">
          <table:table-cell table:number-columns-repeated="3"/>
          <table:table-cell table:style-name="ce8" office:value-type="string" calcext:value-type="string">
            <text:p>Z</text:p>
          </table:table-cell>
          <table:table-cell table:style-name="ce12" office:value-type="float" office:value="57" calcext:value-type="float">
            <text:p>57</text:p>
          </table:table-cell>
          <table:table-cell table:style-name="ce8" table:number-columns-repeated="2"/>
          <table:table-cell table:number-columns-repeated="9"/>
        </table:table-row>
        <table:table-row table:style-name="ro1">
          <table:table-cell table:number-columns-repeated="3"/>
          <table:table-cell table:style-name="ce8" office:value-type="string" calcext:value-type="string">
            <text:p>Egama (keV)</text:p>
          </table:table-cell>
          <table:table-cell table:style-name="ce12" office:value-type="float" office:value="122" calcext:value-type="float">
            <text:p>122</text:p>
          </table:table-cell>
          <table:table-cell table:style-name="ce8" office:value-type="string" calcext:value-type="string">
            <text:p>alfa</text:p>
          </table:table-cell>
          <table:table-cell table:style-name="ce8" table:formula="of:=[.E19]/[.$B$6]" office:value-type="float" office:value="0.238748063082952" calcext:value-type="float">
            <text:p>0.2387480631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9"/>
          <table:table-cell table:style-name="ce13"/>
          <table:table-cell table:style-name="ce9" table:number-columns-repeated="2"/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heta (º)</text:p>
          </table:table-cell>
          <table:table-cell office:value-type="string" calcext:value-type="string">
            <text:p>theta (rad)</text:p>
          </table:table-cell>
          <table:table-cell office:value-type="string" calcext:value-type="string">
            <text:p>dsigma/domeg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[.D22]*PI()/180" office:value-type="float" office:value="0" calcext:value-type="float">
            <text:p>0</text:p>
          </table:table-cell>
          <table:table-cell table:formula="of:=[.$B$3]^2*[.E$18]*(1/(1+[.G$19]*(1-COS([.E22]))))^2*(1+COS([.E22])^2)/2*(1+([.G$19]*(1-COS([.E22])))^2/((1+COS([.E22])^2)*(1+[.G$19]*(1-COS([.E22])))))" office:value-type="float" office:value="4.52644068E-028" calcext:value-type="float">
            <text:p>4.52644068E-02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formula="of:=[.D23]*PI()/180" office:value-type="float" office:value="0.174532925199433" calcext:value-type="float">
            <text:p>0.1745329252</text:p>
          </table:table-cell>
          <table:table-cell table:formula="of:=[.$B$3]^2*[.E$18]*(1/(1+[.G$19]*(1-COS([.E23]))))^2*(1+COS([.E23])^2)/2*(1+([.G$19]*(1-COS([.E23])))^2/((1+COS([.E23])^2)*(1+[.G$19]*(1-COS([.E23])))))" office:value-type="float" office:value="4.42605997716207E-028" calcext:value-type="float">
            <text:p>4.42605997716207E-02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formula="of:=[.D24]*PI()/180" office:value-type="float" office:value="0.349065850398866" calcext:value-type="float">
            <text:p>0.3490658504</text:p>
          </table:table-cell>
          <table:table-cell table:formula="of:=[.$B$3]^2*[.E$18]*(1/(1+[.G$19]*(1-COS([.E24]))))^2*(1+COS([.E24])^2)/2*(1+([.G$19]*(1-COS([.E24])))^2/((1+COS([.E24])^2)*(1+[.G$19]*(1-COS([.E24])))))" office:value-type="float" office:value="4.1420221323297E-028" calcext:value-type="float">
            <text:p>4.1420221323297E-02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formula="of:=[.D25]*PI()/180" office:value-type="float" office:value="0.523598775598299" calcext:value-type="float">
            <text:p>0.5235987756</text:p>
          </table:table-cell>
          <table:table-cell table:formula="of:=[.$B$3]^2*[.E$18]*(1/(1+[.G$19]*(1-COS([.E25]))))^2*(1+COS([.E25])^2)/2*(1+([.G$19]*(1-COS([.E25])))^2/((1+COS([.E25])^2)*(1+[.G$19]*(1-COS([.E25])))))" office:value-type="float" office:value="3.72102932568194E-028" calcext:value-type="float">
            <text:p>3.72102932568194E-02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formula="of:=[.D26]*PI()/180" office:value-type="float" office:value="0.872664625997165" calcext:value-type="float">
            <text:p>0.872664626</text:p>
          </table:table-cell>
          <table:table-cell table:formula="of:=[.$B$3]^2*[.E$18]*(1/(1+[.G$19]*(1-COS([.E26]))))^2*(1+COS([.E26])^2)/2*(1+([.G$19]*(1-COS([.E26])))^2/((1+COS([.E26])^2)*(1+[.G$19]*(1-COS([.E26])))))" office:value-type="float" office:value="2.72829392543433E-028" calcext:value-type="float">
            <text:p>2.72829392543433E-02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table:formula="of:=[.D27]*PI()/180" office:value-type="float" office:value="1.22173047639603" calcext:value-type="float">
            <text:p>1.2217304764</text:p>
          </table:table-cell>
          <table:table-cell table:formula="of:=[.$B$3]^2*[.E$18]*(1/(1+[.G$19]*(1-COS([.E27]))))^2*(1+COS([.E27])^2)/2*(1+([.G$19]*(1-COS([.E27])))^2/((1+COS([.E27])^2)*(1+[.G$19]*(1-COS([.E27])))))" office:value-type="float" office:value="1.92419992215191E-028" calcext:value-type="float">
            <text:p>1.92419992215191E-02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table:formula="of:=[.D28]*PI()/180" office:value-type="float" office:value="1.5707963267949" calcext:value-type="float">
            <text:p>1.5707963268</text:p>
          </table:table-cell>
          <table:table-cell table:formula="of:=[.$B$3]^2*[.E$18]*(1/(1+[.G$19]*(1-COS([.E28]))))^2*(1+COS([.E28])^2)/2*(1+([.G$19]*(1-COS([.E28])))^2/((1+COS([.E28])^2)*(1+[.G$19]*(1-COS([.E28])))))" office:value-type="float" office:value="1.54276100942798E-028" calcext:value-type="float">
            <text:p>1.54276100942798E-028</text:p>
          </table:table-cell>
          <table:table-cell table:number-columns-repeated="10"/>
        </table:table-row>
        <table:table-row table:style-name="ro1" table:number-rows-repeated="4">
          <table:table-cell table:number-columns-repeated="3"/>
          <table:table-cell table:style-name="Default" table:number-columns-repeated="4"/>
          <table:table-cell table:number-columns-repeated="9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4" table:number-rows-spanned="1">
            <text:p>Césio</text:p>
          </table:table-cell>
          <table:covered-table-cell table:number-columns-repeated="3" table:style-name="ce11"/>
          <table:table-cell table:number-columns-repeated="9"/>
        </table:table-row>
        <table:table-row table:style-name="ro1">
          <table:table-cell table:number-columns-repeated="3"/>
          <table:table-cell table:style-name="ce8" office:value-type="string" calcext:value-type="string">
            <text:p>Z</text:p>
          </table:table-cell>
          <table:table-cell table:style-name="ce12" office:value-type="float" office:value="137" calcext:value-type="float">
            <text:p>137</text:p>
          </table:table-cell>
          <table:table-cell table:style-name="ce8" table:number-columns-repeated="2"/>
          <table:table-cell table:number-columns-repeated="9"/>
        </table:table-row>
        <table:table-row table:style-name="ro1">
          <table:table-cell table:number-columns-repeated="3"/>
          <table:table-cell table:style-name="ce8" office:value-type="string" calcext:value-type="string">
            <text:p>Egama (keV</text:p>
          </table:table-cell>
          <table:table-cell table:style-name="ce12" office:value-type="float" office:value="662" calcext:value-type="float">
            <text:p>662</text:p>
          </table:table-cell>
          <table:table-cell table:style-name="ce8" office:value-type="string" calcext:value-type="string">
            <text:p>alfa</text:p>
          </table:table-cell>
          <table:table-cell table:style-name="ce8" table:formula="of:=[.E35]/[.$B$6]" office:value-type="float" office:value="1.29550178492553" calcext:value-type="float">
            <text:p>1.2955017849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9"/>
          <table:table-cell table:style-name="ce13"/>
          <table:table-cell table:style-name="ce9" table:number-columns-repeated="2"/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heta (º)</text:p>
          </table:table-cell>
          <table:table-cell office:value-type="string" calcext:value-type="string">
            <text:p>theta (rad)</text:p>
          </table:table-cell>
          <table:table-cell office:value-type="string" calcext:value-type="string">
            <text:p>dsigma/domeg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[.D38]*PI()/180" office:value-type="float" office:value="0" calcext:value-type="float">
            <text:p>0</text:p>
          </table:table-cell>
          <table:table-cell table:formula="of:=[.$B$3]^2*[.E$34]*(1/(1+[.G$35]*(1-COS([.E38]))))^2*(1+COS([.E38])^2)/2*(1+([.G$35]*(1-COS([.E38])))^2/((1+COS([.E38])^2)*(1+[.G$35]*(1-COS([.E38])))))" office:value-type="float" office:value="1.087933988E-027" calcext:value-type="float">
            <text:p>1.087933988E-02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formula="of:=[.D39]*PI()/180" office:value-type="float" office:value="0.174532925199433" calcext:value-type="float">
            <text:p>0.1745329252</text:p>
          </table:table-cell>
          <table:table-cell table:formula="of:=[.$B$3]^2*[.E$34]*(1/(1+[.G$35]*(1-COS([.E39]))))^2*(1+COS([.E39])^2)/2*(1+([.G$35]*(1-COS([.E39])))^2/((1+COS([.E39])^2)*(1+[.G$35]*(1-COS([.E39])))))" office:value-type="float" office:value="1.03076458318813E-027" calcext:value-type="float">
            <text:p>1.03076458318813E-02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formula="of:=[.D40]*PI()/180" office:value-type="float" office:value="0.349065850398866" calcext:value-type="float">
            <text:p>0.3490658504</text:p>
          </table:table-cell>
          <table:table-cell table:formula="of:=[.$B$3]^2*[.E$34]*(1/(1+[.G$35]*(1-COS([.E40]))))^2*(1+COS([.E40])^2)/2*(1+([.G$35]*(1-COS([.E40])))^2/((1+COS([.E40])^2)*(1+[.G$35]*(1-COS([.E40])))))" office:value-type="float" office:value="8.83875152017448E-028" calcext:value-type="float">
            <text:p>8.83875152017448E-02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formula="of:=[.D41]*PI()/180" office:value-type="float" office:value="0.523598775598299" calcext:value-type="float">
            <text:p>0.5235987756</text:p>
          </table:table-cell>
          <table:table-cell table:formula="of:=[.$B$3]^2*[.E$34]*(1/(1+[.G$35]*(1-COS([.E41]))))^2*(1+COS([.E41])^2)/2*(1+([.G$35]*(1-COS([.E41])))^2/((1+COS([.E41])^2)*(1+[.G$35]*(1-COS([.E41])))))" office:value-type="float" office:value="7.01327445661544E-028" calcext:value-type="float">
            <text:p>7.01327445661544E-02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formula="of:=[.D42]*PI()/180" office:value-type="float" office:value="0.872664625997165" calcext:value-type="float">
            <text:p>0.872664626</text:p>
          </table:table-cell>
          <table:table-cell table:formula="of:=[.$B$3]^2*[.E$34]*(1/(1+[.G$35]*(1-COS([.E42]))))^2*(1+COS([.E42])^2)/2*(1+([.G$35]*(1-COS([.E42])))^2/((1+COS([.E42])^2)*(1+[.G$35]*(1-COS([.E42])))))" office:value-type="float" office:value="3.96486624167013E-028" calcext:value-type="float">
            <text:p>3.96486624167013E-02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table:formula="of:=[.D43]*PI()/180" office:value-type="float" office:value="1.22173047639603" calcext:value-type="float">
            <text:p>1.2217304764</text:p>
          </table:table-cell>
          <table:table-cell table:formula="of:=[.$B$3]^2*[.E$34]*(1/(1+[.G$35]*(1-COS([.E43]))))^2*(1+COS([.E43])^2)/2*(1+([.G$35]*(1-COS([.E43])))^2/((1+COS([.E43])^2)*(1+[.G$35]*(1-COS([.E43])))))" office:value-type="float" office:value="2.39249613969263E-028" calcext:value-type="float">
            <text:p>2.39249613969263E-02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table:formula="of:=[.D44]*PI()/180" office:value-type="float" office:value="1.5707963267949" calcext:value-type="float">
            <text:p>1.5707963268</text:p>
          </table:table-cell>
          <table:table-cell table:formula="of:=[.$B$3]^2*[.E$34]*(1/(1+[.G$35]*(1-COS([.E44]))))^2*(1+COS([.E44])^2)/2*(1+([.G$35]*(1-COS([.E44])))^2/((1+COS([.E44])^2)*(1+[.G$35]*(1-COS([.E44])))))" office:value-type="float" office:value="1.7870988019987E-028" calcext:value-type="float">
            <text:p>1.7870988019987E-028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ncalo Castro</meta:initial-creator>
    <meta:creation-date>2015-11-29T23:37:26.432333733</meta:creation-date>
    <dc:date>2015-11-30T00:00:20.435359167</dc:date>
    <dc:creator>Goncalo Castro</dc:creator>
    <meta:editing-duration>PT6M16S</meta:editing-duration>
    <meta:editing-cycles>2</meta:editing-cycles>
    <meta:generator>LibreOffice/4.3.7.2$Linux_X86_64 LibreOffice_project/430$Build-2</meta:generator>
    <meta:document-statistic meta:table-count="1" meta:cell-count="98" meta:object-count="0"/>
  </office:meta>
</office:document-meta>
</file>